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/>
    <style:style style:name="T1" style:family="text">
      <style:text-properties style:text-underline-style="solid" style:text-underline-type="single"/>
    </style:style>
    <style:style style:name="T2" style:family="text">
      <style:text-properties style:text-underline-style="none" style:text-underline-type="none"/>
    </style:style>
    <style:style style:name="P2" style:family="paragraph">
      <style:paragraph-properties fo:background-color="transparent" fo:keep-together="auto" style:auto-text-indent="true"/>
      <style:text-properties fo:background-color="transparent" fo:font-style="normal" fo:font-variant="normal" fo:font-weight="normal" fo:text-transform="none" style:text-line-through-style="none" style:text-line-through-type="none" style:text-underline-style="none" style:text-underline-type="none"/>
    </style:style>
    <style:style style:name="P3" style:family="paragraph" style:list-style-name="L4">
      <style:paragraph-properties fo:background-color="transparent" fo:keep-together="auto" fo:text-indent="0.000000000000000pt" style:auto-text-indent="false" style:writing-mode="lr"/>
      <style:text-properties fo:background-color="transparent" fo:font-style="normal" fo:font-variant="normal" fo:font-weight="normal" fo:text-transform="none" style:text-line-through-style="none" style:text-line-through-type="none" style:text-underline-style="none" style:text-underline-type="none"/>
    </style:style>
    <style:style style:name="T3" style:family="text">
      <style:text-properties fo:font-style="italic"/>
    </style:style>
    <text:list-style style:name="L311" style:display-name="L31">
      <text:list-level-style-number text:start-value="1" text:display-levels="1" style:num-format="1" text:level="1" style:num-prefix="" style:num-suffix=".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number>
    </text:list-style>
  </office:automatic-styles>
  <office:body>
    <office:text>
      <text:tracked-changes text:track-changes="false"/>
      <text:p text:style-name="P1">[unfinished]</text:p>
      <text:p text:style-name="P1"/>
      <text:p text:style-name="P1"><text:span text:style-name="T1">Demand (1)</text:span><text:span text:style-name="T2"><text:s/>is the desire for a product and the ability to pay for it. According to the<text:s/></text:span><text:span text:style-name="T1">Law of Demand (2)</text:span><text:span text:style-name="T2">, when price decreases, demand rises, and when price increases, demand falls.</text:span></text:p>
      <text:p text:style-name="P2">Demand can be displayed in a table called a<text:s/><text:span text:style-name="T1">Demand Schedule (3)</text:span><text:s/>or on a graph called a<text:s/><text:span text:style-name="T1">Demand Curve (4)</text:span>. A<text:s/><text:span text:style-name="T1">Market Demand Schedule (5)</text:span><text:s/>is a table that shows how much demand all consumers in a market have. When that same information is displayed on a graph, it is called a<text:s/><text:span text:style-name="T1">Market Demand Curve (6)</text:span>.</text:p>
      <text:p text:style-name="P2">The different points on a demand curve show a<text:s/><text:span text:style-name="T1">Change in Demand (7)</text:span>. A<text:s/><text:span text:style-name="T1">Change in Quantity Demanded (8)</text:span><text:s/>occurs when consumers are willing to buy different amounts of a product at each price. The six factors that change demand are income, market size, consumer expectations, consumer taste, complement, and<text:s/><text:span text:style-name="T1">Substitute (9)</text:span>.</text:p>
      <text:p text:style-name="P2">The term<text:s/><text:span text:style-name="T1">Elasticity of Demand (10)</text:span><text:s/>describes how responsive consumers are to price changes. Demand that changes significantly when prices change is<text:s/><text:span text:style-name="T1">Elastic (11)</text:span>. Demand that doesn't change significantly when prices change is<text:s/><text:span text:style-name="T1">Inelastic (12)</text:span>. The dividing line between the two is where demand is<text:s/><text:span text:style-name="T1">Unit Elastic (13)</text:span>.</text:p>
      <text:p text:style-name="P2"><text:span text:style-name="T1">Total Revenue (14)</text:span><text:s/>is calculated by multiplying price by quantity sold.</text:p>
      <text:p text:style-name="P2"/>
      <text:list text:style-name="L311" xml:id="list-3e6d847a-2b27-43d2-a23f-7dbbe8945598">
        <text:list-item>
          <text:number>1.</text:number>
          <text:p text:style-name="P3">The desire (or need) for a product and the ability to pay for it</text:p>
        </text:list-item>
        <text:list-item>
          <text:number>2.</text:number>
          <text:p text:style-name="P3">They have a negative correlation<text:s/></text:p>
        </text:list-item>
        <text:list-item>
          <text:number>3.</text:number>
          <text:p text:style-name="P3"/>
        </text:list-item>
        <text:list-item>
          <text:number>4.</text:number>
          <text:p text:style-name="P3">If they expect an alternative that is sufficiently more attractive in some way, they will wait or go elsewhere to get that alternative</text:p>
        </text:list-item>
        <text:list-item>
          <text:number>5.</text:number>
          <text:p text:style-name="P3">Elastic demand is demand that responds to price change more than the unit elastic and thus significantly responds to price change; Inelastic demand is demand that responds to price change less than the unit elastic and thus insignificantly responds to price change.</text:p>
        </text:list-item>
        <text:list-item>
          <text:number>6.</text:number>
          <text:p text:style-name="P3">quantity demanded(price)=<text:span text:style-name="T3">q</text:span>(<text:span text:style-name="T3">p</text:span>)=market demand curve; (1) Relative Elasticity at price<text:s/><text:span text:style-name="T3">p<text:s/></text:span>= percent change in quantity demanded / percent change in price = <text:s/>relative change in quantity per relative change in price = (∂<text:span text:style-name="T3">q*p)</text:span>/(∂<text:span text:style-name="T3">p*q)</text:span>. (2) Total Revenue=∑r=∫q(p)∂<text:span text:style-name="T3">p</text:span><text:s/>Absolute Elasticity∑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text-properties fo:color="#000000" fo:font-family="Sans Serif" fo:font-size="12.000000000000000pt"/>
    </style:default-style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Contents_203" style:display-name="Contents 3" style:family="paragraph">
      <style:paragraph-properties fo:margin-left="16.000000000000000pt"/>
    </style:style>
    <style:style style:name="Bibliography_20conference" style:display-name="Bibliography conference" style:family="paragraph"/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10" style:display-name="Contents 10" style:family="paragraph">
      <style:paragraph-properties fo:margin-left="7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Bibliography_20incollection" style:display-name="Bibliography incollection" style:family="paragraph"/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Bibliography_20article" style:display-name="Bibliography article" style:family="paragraph"/>
    <style:style style:name="Bullet_20List" style:display-name="Bullet List" style:family="paragraph" style:list-style-name="L"/>
    <style:style style:name="Bibliography_20inproceedings" style:display-name="Bibliography inproceedings" style:family="paragraph"/>
    <style:style style:name="Bibliography_20mastersthesis" style:display-name="Bibliography mastersthesis" style:family="paragraph"/>
    <style:style style:name="Bibliography_20booklet" style:display-name="Bibliography booklet" style:family="paragraph"/>
    <style:style style:name="Bibliography_20unpublished" style:display-name="Bibliography unpublished" style:family="paragraph"/>
    <style:style style:name="Bibliography_20techreport" style:display-name="Bibliography techreport" style:family="paragraph"/>
    <style:style style:name="Bibliography_20manual" style:display-name="Bibliography manual" style:family="paragraph"/>
    <style:style style:name="Head_201" style:display-name="Head 1" style:family="paragraph">
      <style:text-properties fo:font-size="20.000000000000000pt" fo:font-weight="bold"/>
    </style:style>
    <style:style style:name="Head_202" style:display-name="Head 2" style:family="paragraph">
      <style:text-properties fo:font-size="16.000000000000000pt" fo:font-weight="bold"/>
    </style:style>
    <style:style style:name="Bibliography_20book" style:display-name="Bibliography book" style:family="paragraph"/>
    <style:style style:name="Head_203" style:display-name="Head 3" style:family="paragraph">
      <style:text-properties fo:font-size="12.000000000000000pt" fo:font-weight="bold"/>
    </style:style>
    <style:style style:name="Bibliography_20misc" style:display-name="Bibliography misc" style:family="paragraph"/>
    <style:style style:name="Bibliography_20custom1" style:display-name="Bibliography custom1" style:family="paragraph"/>
    <style:style style:name="Bibliography_20www" style:display-name="Bibliography www" style:family="paragraph"/>
    <style:style style:name="Bibliography_20custom2" style:display-name="Bibliography custom2" style:family="paragraph"/>
    <style:style style:name="Bibliography_20email" style:display-name="Bibliography email" style:family="paragraph"/>
    <style:style style:name="Bibliography_20proceedings" style:display-name="Bibliography proceedings" style:family="paragraph"/>
    <style:style style:name="Bibliography_20journal" style:display-name="Bibliography journal" style:family="paragraph"/>
    <style:style style:name="Bibliography_20phdthesis" style:display-name="Bibliography phdthesis" style:family="paragraph"/>
    <style:style style:name="Contents_201" style:display-name="Contents 1" style:family="paragraph">
      <style:paragraph-properties fo:margin-left="0.000000000000000pt"/>
    </style:style>
    <style:style style:name="Bibliography_20inbook" style:display-name="Bibliography inbook" style:family="paragraph"/>
    <style:style style:name="Contents_202" style:display-name="Contents 2" style:family="paragraph">
      <style:paragraph-properties fo:margin-left="8.000000000000000pt"/>
    </style:style>
    <text:list-style style:name="L" style:display-name="L">
      <text:list-level-style-bullet text:bullet-char="•" text:level="1">
        <style:list-level-properties text:list-level-position-and-space-mode="label-width-and-position"/>
      </text:list-level-style-bullet>
    </text:list-style>
    <text:list-style style:name="L2" style:display-name="L2">
      <text:list-level-style-number text:start-value="4" text:display-levels="1" style:num-format="1" text:level="1" style:num-prefix="" style:num-suffix=".">
        <style:list-level-properties text:list-level-position-and-space-mode="label-alignment" fo:text-align="start">
          <style:list-level-label-alignment text:label-followed-by="listtab" text:list-tab-stop-position="53.85836102000pt" fo:text-indent="-17.85829865400pt" fo:margin-left="53.85836102000pt"/>
        </style:list-level-properties>
      </text:list-level-style-number>
    </text:list-style>
    <text:list-style style:name="L4" style:display-name="L4">
      <text:list-level-style-number text:start-value="1" text:display-levels="1" style:num-format="1" text:level="1" style:num-prefix="" style:num-suffix=".">
        <style:list-level-properties text:list-level-position-and-space-mode="label-alignment" fo:text-align="start">
          <style:list-level-label-alignment text:label-followed-by="space" fo:text-indent="-17.85829865400pt" fo:margin-left="53.85836102000pt"/>
        </style:list-level-properties>
      </text:list-level-style-number>
    </text:list-style>
    <text:list-style style:name="L1" style:display-name="L1">
      <text:list-level-style-number text:start-value="1" text:display-levels="1" style:num-format="1" text:level="1" style:num-prefix="" style:num-suffix=".">
        <style:list-level-properties text:list-level-position-and-space-mode="label-alignment" fo:text-align="start">
          <style:list-level-label-alignment text:label-followed-by="space" fo:text-indent="-17.85829865400pt" fo:margin-left="53.85836102000pt"/>
        </style:list-level-properties>
      </text:list-level-style-number>
    </text:list-style>
    <text:notes-configuration text:note-class="footnote" text:start-value="1" style:num-format="1" text:start-numbering-at="document" text:footnotes-position="page"/>
    <text:notes-configuration text:note-class="endnote" text:start-value="1" style:num-format="1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fo:border="0pt none #000000" fo:margin-bottom="70.560000000000002pt" fo:margin-left="84.959999999999994pt" fo:margin-right="84.959999999999994pt" fo:margin-top="70.560000000000002pt" fo:padding="0.000000000000000pt" fo:page-height="792.001372051999965pt" fo:page-width="612.001060221999978pt" style:print-orientation="portrait"/>
    </style:page-layout>
  </office:automatic-styles>
  <office:master-styles>
    <style:master-page style:name="Standard" style:display-name="Default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5.3</meta:generator>
    <dc:title/>
    <meta:initial-creator>Unknown</meta:initial-creator>
    <meta:editing-cycles>3</meta:editing-cycles>
    <dc:date>2013-02-13T11:06:56</dc:date>
    <meta:creation-date>2013-02-11T10:08:54</meta:creation-date>
  </office:meta>
</office:document-meta>
</file>